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lary_Data (copy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YearsExperience</text:p>
          </table:table-cell>
          <table:table-cell office:value-type="string" calcext:value-type="string">
            <text:p>Salary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9343" calcext:value-type="float">
            <text:p>39343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6205" calcext:value-type="float">
            <text:p>46205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7731" calcext:value-type="float">
            <text:p>377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525" calcext:value-type="float">
            <text:p>43525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9891" calcext:value-type="float">
            <text:p>39891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6642" calcext:value-type="float">
            <text:p>5664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150" calcext:value-type="float">
            <text:p>60150</text:p>
          </table:table-cell>
          <table:table-cell table:number-columns-repeated="2"/>
          <table:table-cell table:formula="of:=CORREL([.A2:.A31];[.B2:.B31])" office:value-type="float" office:value="0.97824161848876" calcext:value-type="float">
            <text:p>0.9782416184887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4445" calcext:value-type="float">
            <text:p>54445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4445" calcext:value-type="float">
            <text:p>64445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7189" calcext:value-type="float">
            <text:p>57189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3218" calcext:value-type="float">
            <text:p>632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794" calcext:value-type="float">
            <text:p>557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957" calcext:value-type="float">
            <text:p>56957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7081" calcext:value-type="float">
            <text:p>5708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1111" calcext:value-type="float">
            <text:p>61111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7938" calcext:value-type="float">
            <text:p>67938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6029" calcext:value-type="float">
            <text:p>66029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3088" calcext:value-type="float">
            <text:p>83088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1363" calcext:value-type="float">
            <text:p>8136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940" calcext:value-type="float">
            <text:p>93940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1738" calcext:value-type="float">
            <text:p>91738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273" calcext:value-type="float">
            <text:p>98273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01302" calcext:value-type="float">
            <text:p>101302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13812" calcext:value-type="float">
            <text:p>113812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09431" calcext:value-type="float">
            <text:p>10943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582" calcext:value-type="float">
            <text:p>105582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16969" calcext:value-type="float">
            <text:p>116969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12635" calcext:value-type="float">
            <text:p>112635</text:p>
          </table:table-cell>
          <table:table-cell table:number-columns-repeated="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22391" calcext:value-type="float">
            <text:p>122391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21872" calcext:value-type="float">
            <text:p>121872</text:p>
          </table:table-cell>
          <table:table-cell table:number-columns-repeated="3"/>
        </table:table-row>
      </table:table>
      <table:table table:name="Test1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lass Size</text:p>
          </table:table-cell>
          <table:table-cell office:value-type="string" calcext:value-type="string">
            <text:p>Avg. Exam Siz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.3" calcext:value-type="float">
            <text:p>85.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.2" calcext:value-type="float">
            <text:p>86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=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.9" calcext:value-type="float">
            <text:p>81.9</text:p>
          </table:table-cell>
          <table:table-cell/>
          <table:table-cell office:value-type="string" calcext:value-type="string">
            <text:p>Alpha=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.8" calcext:value-type="float">
            <text:p>78.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.3" calcext:value-type="float">
            <text:p>75.3</text:p>
          </table:table-cell>
          <table:table-cell/>
          <table:table-cell office:value-type="string" calcext:value-type="string">
            <text:p>R-alpha=0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.1" calcext:value-type="float">
            <text:p>72.1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453.46pt" svg:height="255.23pt" svg:x="401.95pt" svg:y="147.57pt">
            <draw:object draw:notify-on-update-of-ranges="Sheet3.A3:Sheet3.A10 Sheet3.B3:Sheet3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lass Size</text:p>
          </table:table-cell>
          <table:table-cell office:value-type="string" calcext:value-type="string">
            <text:p>Avg. Sco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.9" calcext:value-type="float">
            <text:p>81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.1" calcext:value-type="float">
            <text:p>72.1</text:p>
          </table:table-cell>
        </table:table-row>
      </table:table>
      <table:table table:name="Sheet4" table:style-name="ta1">
        <table:shapes>
          <draw:frame draw:z-index="0" draw:style-name="gr1" draw:text-style-name="P1" svg:width="453.46pt" svg:height="255.23pt" svg:x="369.16pt" svg:y="110.69pt">
            <draw:object draw:notify-on-update-of-ranges="Sheet4.A1:Sheet4.A1 Sheet4.B1:Sheet4.M1 Sheet4.A2:Sheet4.A2 Sheet4.B2:Sheet4.M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1) </text:p>
          </table:table-cell>
          <table:table-cell office:value-type="string" calcext:value-type="string">
            <text:p>is this data statistically significant at 95% level of confiden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string" calcext:value-type="string">
            <text:p>Find the equation of linear equa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office:value-type="string" calcext:value-type="string">
            <text:p>draw scatter plo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office:value-type="string" calcext:value-type="string">
            <text:p>if X=70 then Y=?</text:p>
          </table:table-cell>
          <table:table-cell table:number-columns-repeated="10"/>
        </table:table-row>
      </table:table>
      <table:table table:name="Sheet5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1:.$B$13] ; [.$A$1:.$A$13])" office:value-type="float" office:value="0.87794320183881" calcext:value-type="float">
            <text:p>0.87794320183881</text:p>
          </table:table-cell>
        </table:table-row>
        <table:table-row table:style-name="ro1"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1:.$B$13] ; [.$A$1:.$A$13])" office:value-type="float" office:value="6.47813079736517" calcext:value-type="float">
            <text:p>6.478130797365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1:.$B$13] ; [.$A$1:.$A$13])" office:value-type="float" office:value="1.00127314494478" calcext:value-type="float">
            <text:p>1.00127314494478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1:.$B$13] ; [.$A$1:.$A$13])" office:value-type="float" office:value="-25.0065871412361" calcext:value-type="float">
            <text:p>-25.00658714123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INDEX([.$A$1:.$A$13]; 1; 1)" office:value-type="string" office:string-value="X" calcext:value-type="string">
            <text:p>X</text:p>
          </table:table-cell>
          <table:table-cell table:formula="of:=[.$B$25] * [.$A$28] + [.$B$26]" office:value-type="string" office:string-value="" calcext:value-type="error">
            <text:p>#VALUE!</text:p>
          </table:table-cell>
        </table:table-row>
        <table:table-row table:style-name="ro1">
          <table:table-cell table:formula="of:=INDEX([.$A$1:.$A$13]; 2; 1)" office:value-type="float" office:value="121" calcext:value-type="float">
            <text:p>121</text:p>
          </table:table-cell>
          <table:table-cell table:formula="of:=[.$B$25] * [.$A$29] + [.$B$26]" office:value-type="float" office:value="96.1474633970828" calcext:value-type="float">
            <text:p>96.1474633970828</text:p>
          </table:table-cell>
        </table:table-row>
        <table:table-row table:style-name="ro1">
          <table:table-cell table:formula="of:=INDEX([.$A$1:.$A$13]; 3; 1)" office:value-type="float" office:value="156" calcext:value-type="float">
            <text:p>156</text:p>
          </table:table-cell>
          <table:table-cell table:formula="of:=[.$B$25] * [.$A$30] + [.$B$26]" office:value-type="float" office:value="131.19202347015" calcext:value-type="float">
            <text:p>131.19202347015</text:p>
          </table:table-cell>
        </table:table-row>
        <table:table-row table:style-name="ro1">
          <table:table-cell table:formula="of:=INDEX([.$A$1:.$A$13]; 4; 1)" office:value-type="float" office:value="145" calcext:value-type="float">
            <text:p>145</text:p>
          </table:table-cell>
          <table:table-cell table:formula="of:=[.$B$25] * [.$A$31] + [.$B$26]" office:value-type="float" office:value="120.178018875758" calcext:value-type="float">
            <text:p>120.178018875758</text:p>
          </table:table-cell>
        </table:table-row>
        <table:table-row table:style-name="ro1">
          <table:table-cell table:formula="of:=INDEX([.$A$1:.$A$13]; 5; 1)" office:value-type="float" office:value="109" calcext:value-type="float">
            <text:p>109</text:p>
          </table:table-cell>
          <table:table-cell table:formula="of:=[.$B$25] * [.$A$32] + [.$B$26]" office:value-type="float" office:value="84.1321856577454" calcext:value-type="float">
            <text:p>84.1321856577454</text:p>
          </table:table-cell>
        </table:table-row>
        <table:table-row table:style-name="ro1">
          <table:table-cell table:formula="of:=INDEX([.$A$1:.$A$13]; 6; 1)" office:value-type="float" office:value="111" calcext:value-type="float">
            <text:p>111</text:p>
          </table:table-cell>
          <table:table-cell table:formula="of:=[.$B$25] * [.$A$33] + [.$B$26]" office:value-type="float" office:value="86.134731947635" calcext:value-type="float">
            <text:p>86.134731947635</text:p>
          </table:table-cell>
        </table:table-row>
        <table:table-row table:style-name="ro1">
          <table:table-cell table:formula="of:=INDEX([.$A$1:.$A$13]; 7; 1)" office:value-type="float" office:value="137" calcext:value-type="float">
            <text:p>137</text:p>
          </table:table-cell>
          <table:table-cell table:formula="of:=[.$B$25] * [.$A$34] + [.$B$26]" office:value-type="float" office:value="112.167833716199" calcext:value-type="float">
            <text:p>112.167833716199</text:p>
          </table:table-cell>
        </table:table-row>
        <table:table-row table:style-name="ro1">
          <table:table-cell table:formula="of:=INDEX([.$A$1:.$A$13]; 8; 1)" office:value-type="float" office:value="128" calcext:value-type="float">
            <text:p>128</text:p>
          </table:table-cell>
          <table:table-cell table:formula="of:=[.$B$25] * [.$A$35] + [.$B$26]" office:value-type="float" office:value="103.156375411696" calcext:value-type="float">
            <text:p>103.156375411696</text:p>
          </table:table-cell>
        </table:table-row>
        <table:table-row table:style-name="ro1">
          <table:table-cell table:formula="of:=INDEX([.$A$1:.$A$13]; 9; 1)" office:value-type="float" office:value="142" calcext:value-type="float">
            <text:p>142</text:p>
          </table:table-cell>
          <table:table-cell table:formula="of:=[.$B$25] * [.$A$36] + [.$B$26]" office:value-type="float" office:value="117.174199440923" calcext:value-type="float">
            <text:p>117.174199440923</text:p>
          </table:table-cell>
        </table:table-row>
        <table:table-row table:style-name="ro1">
          <table:table-cell table:formula="of:=INDEX([.$A$1:.$A$13]; 10; 1)" office:value-type="float" office:value="149" calcext:value-type="float">
            <text:p>149</text:p>
          </table:table-cell>
          <table:table-cell table:formula="of:=[.$B$25] * [.$A$37] + [.$B$26]" office:value-type="float" office:value="124.183111455537" calcext:value-type="float">
            <text:p>124.183111455537</text:p>
          </table:table-cell>
        </table:table-row>
        <table:table-row table:style-name="ro1">
          <table:table-cell table:formula="of:=INDEX([.$A$1:.$A$13]; 11; 1)" office:value-type="float" office:value="152" calcext:value-type="float">
            <text:p>152</text:p>
          </table:table-cell>
          <table:table-cell table:formula="of:=[.$B$25] * [.$A$38] + [.$B$26]" office:value-type="float" office:value="127.186930890371" calcext:value-type="float">
            <text:p>127.186930890371</text:p>
          </table:table-cell>
        </table:table-row>
        <table:table-row table:style-name="ro1">
          <table:table-cell table:formula="of:=INDEX([.$A$1:.$A$13]; 12; 1)" office:value-type="float" office:value="155" calcext:value-type="float">
            <text:p>155</text:p>
          </table:table-cell>
          <table:table-cell table:formula="of:=[.$B$25] * [.$A$39] + [.$B$26]" office:value-type="float" office:value="130.190750325205" calcext:value-type="float">
            <text:p>130.190750325205</text:p>
          </table:table-cell>
        </table:table-row>
        <table:table-row table:style-name="ro1">
          <table:table-cell table:formula="of:=INDEX([.$A$1:.$A$13]; 13; 1)" office:value-type="float" office:value="128" calcext:value-type="float">
            <text:p>128</text:p>
          </table:table-cell>
          <table:table-cell table:formula="of:=[.$B$25] * [.$A$40] + [.$B$26]" office:value-type="float" office:value="103.156375411696" calcext:value-type="float">
            <text:p>103.156375411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0:00:12.547518723</dc:date>
    <meta:editing-duration>PT24M50S</meta:editing-duration>
    <meta:editing-cycles>3</meta:editing-cycles>
    <meta:generator>LibreOffice/6.0.6.2$Linux_X86_64 LibreOffice_project/00m0$Build-2</meta:generator>
    <meta:document-statistic meta:table-count="5" meta:cell-count="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3.A3:Sheet3.B10" svg:x="-0.621cm" svg:y="0.289cm" svg:width="13.094cm" svg:height="8.643cm">
          <chartooo:coordinate-region svg:x="0cm" svg:y="0.489cm" svg:width="12.286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3:Sheet3.B10" chart:class="chart:scatter">
            <chart:domain table:cell-range-address="Sheet3.A3:Sheet3.A10"/>
            <chart:regression-curve chart:style-name="ch7">
              <chart:equation chart:display-equation="true" chart:display-r-square="false" svg:x="7.31cm" svg:y="0.441cm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3.A3:Sheet3.A10</svg:desc>
                </draw:g>
              </table:table-cell>
              <table:table-cell office:value-type="float" office:value="85.3">
                <text:p>85.3</text:p>
                <draw:g>
                  <svg:desc>Sheet3.B3:Sheet3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72.1">
                <text:p>7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25cm" svg:y="3.954cm" style:legend-expansion="high" chart:style-name="ch2"/>
        <chart:plot-area chart:style-name="ch3" table:cell-range-address="Sheet4.A1:Sheet4.M2" chart:data-source-has-labels="column" svg:x="0.319cm" svg:y="0.18cm" svg:width="12.587cm" svg:height="8.645cm">
          <chartooo:coordinate-region svg:x="0.94cm" svg:y="0.379cm" svg:width="11.49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M2" chart:label-cell-address="Sheet4.A2:Sheet4.A2" chart:class="chart:scatter">
            <chart:domain table:cell-range-address="Sheet4.B1:Sheet4.M1"/>
            <chart:regression-curve chart:style-name="ch7">
              <chart:equation chart:display-equation="true" chart:display-r-square="false" svg:x="8.09cm" svg:y="0.116cm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5">
                <text:p>55</text:p>
                <draw:g>
                  <svg:desc>Sheet4.B1:Sheet4.M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77">
                <text:p>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y</text:p>
                <draw:g>
                  <svg:desc>Sheet4.A2:Sheet4.A2</svg:desc>
                </draw:g>
              </table:table-cell>
              <table:table-cell office:value-type="float" office:value="58">
                <text:p>58</text:p>
                <draw:g>
                  <svg:desc>Sheet4.B2:Sheet4.M2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51">
                <text:p>51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